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79d1c" draw:textarea-vertical-align="middle"/>
    </style:style>
    <style:style style:name="gr2" style:family="graphic" style:parent-style-name="standard" style:list-style-name="L1">
      <style:graphic-properties draw:stroke="solid" svg:stroke-color="#000000" draw:fill-color="#ffffff" draw:opacity="0%" draw:textarea-horizontal-align="justify" draw:textarea-vertical-align="middle" draw:auto-grow-height="false" draw:shadow-opacity="0%"/>
    </style:style>
    <style:style style:name="gr3" style:family="graphic" style:parent-style-name="standard" style:list-style-name="L1">
      <style:graphic-properties draw:stroke="solid" svg:stroke-color="#000000" draw:fill-color="#ffffff" draw:opacity="0%" draw:textarea-horizontal-align="justify" draw:textarea-vertical-align="middle" draw:auto-grow-height="false" draw:shadow-opacity="0%"/>
    </style:style>
    <style:style style:name="gr4" style:family="graphic" style:parent-style-name="standard" style:list-style-name="L1">
      <style:graphic-properties draw:stroke="solid" svg:stroke-color="#000000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 style:list-style-name="L1">
      <style:graphic-properties draw:stroke="solid" svg:stroke-color="#000000" draw:fill-color="#ffffff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draw:shadow-opacity="0%"/>
    </style:style>
    <style:style style:name="gr7" style:family="graphic" style:parent-style-name="standard">
      <style:graphic-properties svg:stroke-color="#c5000b" draw:textarea-vertical-align="middl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5.55cm" svg:y1="14.1cm" svg:x2="19.25cm" svg:y2="18cm" draw:start-shape="id1" draw:start-glue-point="2" draw:end-shape="id2" draw:end-glue-point="0" svg:d="M25550 14100l-6300 3900" svg:viewBox="0 0 6301 3901">
          <text:p/>
        </draw:connector>
        <draw:custom-shape draw:style-name="gr2" draw:text-style-name="P2" xml:id="id9" draw:id="id9" draw:layer="layout" svg:width="6.3cm" svg:height="2cm" svg:x="22.4cm" svg:y="5.9cm">
          <text:p text:style-name="P1"><text:span text:style-name="T1">Can the species be</text:span></text:p>
          <text:p text:style-name="P1"><text:span text:style-name="T1">generalised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6.4cm" svg:height="2cm" svg:x="11.4cm" svg:y="1.7cm">
          <text:p text:style-name="P1"><text:span text:style-name="T1">Is there an equation</text:span></text:p>
          <text:p text:style-name="P1"><text:span text:style-name="T1">for a specie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6.7cm" svg:height="2cm" svg:x="1cm" svg:y="5.9cm">
          <text:p text:style-name="P1"><text:span text:style-name="T1">Is there an equation</text:span></text:p>
          <text:p text:style-name="P1"><text:span text:style-name="T1">for a regio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6.3cm" svg:height="2cm" svg:x="22.4cm" svg:y="12.1cm">
          <text:p text:style-name="P1"><text:span text:style-name="T1">Can the species be</text:span></text:p>
          <text:p text:style-name="P1"><text:span text:style-name="T1">substituted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" draw:id="id3" draw:layer="layout" svg:width="6.7cm" svg:height="2.794cm" svg:x="1cm" svg:y="11.7cm">
          <text:p text:style-name="P1">Is there a </text:p>
          <text:p text:style-name="P1">generalised equation </text:p>
          <text:p text:style-name="P1">for that region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6.071cm" svg:height="2cm" svg:x="9.429cm" svg:y="18cm">
          <text:p text:style-name="P1">Use generalised </text:p>
          <text:p text:style-name="P1">regional equation</text:p>
          <draw:enhanced-geometry svg:viewBox="0 0 21600 21600" draw:type="rectangle" draw:enhanced-path="M 0 0 L 21600 0 21600 21600 0 21600 0 0 Z N"/>
        </draw:custom-shape>
        <draw:connector draw:name="yes" draw:style-name="gr1" draw:text-style-name="P1" draw:layer="layout" draw:type="line" svg:x1="4.35cm" svg:y1="14.494cm" svg:x2="12.464cm" svg:y2="18cm" draw:start-shape="id3" draw:start-glue-point="2" draw:end-shape="id4" draw:end-glue-point="0" svg:d="M4350 14494l8114 3506" svg:viewBox="0 0 8115 3507">
          <text:p/>
        </draw:connector>
        <draw:custom-shape draw:style-name="gr6" draw:text-style-name="P1" xml:id="id5" draw:id="id5" draw:layer="layout" svg:width="6.7cm" svg:height="2cm" svg:x="1cm" svg:y="18cm">
          <text:p text:style-name="P1">Use general species </text:p>
          <text:p text:style-name="P1">equat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.35cm" svg:y1="14.494cm" svg:x2="4.35cm" svg:y2="18cm" draw:start-shape="id3" draw:start-glue-point="2" draw:end-shape="id5" draw:end-glue-point="0" svg:d="M4350 14494v3506" svg:viewBox="0 0 1 3507">
          <text:p/>
        </draw:connector>
        <draw:connector draw:style-name="gr7" draw:text-style-name="P1" draw:layer="layout" draw:type="line" svg:x1="4.35cm" svg:y1="7.9cm" svg:x2="4.35cm" svg:y2="11.7cm" draw:start-shape="id6" draw:start-glue-point="2" draw:end-shape="id3" draw:end-glue-point="0" svg:d="M4350 7900v3800" svg:viewBox="0 0 1 3801">
          <text:p/>
        </draw:connector>
        <draw:custom-shape draw:style-name="gr6" draw:text-style-name="P1" xml:id="id7" draw:id="id7" draw:layer="layout" svg:width="7.4cm" svg:height="2cm" svg:x="9.7cm" svg:y="12.1cm">
          <text:p text:style-name="P1">Use species- and region </text:p>
          <text:p text:style-name="P1">specific equation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.35cm" svg:y1="7.9cm" svg:x2="13.4cm" svg:y2="12.1cm" draw:start-shape="id6" draw:start-glue-point="2" draw:end-shape="id7" draw:end-glue-point="0" svg:d="M4350 7900l9050 4200" svg:viewBox="0 0 9051 4201">
          <text:p/>
        </draw:connector>
        <draw:connector draw:style-name="gr1" draw:text-style-name="P1" draw:layer="layout" draw:type="line" svg:x1="14.6cm" svg:y1="3.7cm" svg:x2="4.35cm" svg:y2="5.9cm" draw:start-shape="id8" draw:start-glue-point="2" draw:end-shape="id6" draw:end-glue-point="0" svg:d="M14600 3700l-10250 2200" svg:viewBox="0 0 10251 2201">
          <text:p/>
        </draw:connector>
        <draw:connector draw:style-name="standard" draw:layer="layout" draw:type="line" svg:x1="14.6cm" svg:y1="3.7cm" svg:x2="25.55cm" svg:y2="5.9cm" draw:start-shape="id8" draw:start-glue-point="2" draw:end-shape="id9" draw:end-glue-point="0" svg:d="M14600 3700l10950 2200" svg:viewBox="0 0 10951 2201">
          <text:p/>
        </draw:connector>
        <draw:custom-shape draw:style-name="gr6" draw:text-style-name="P1" xml:id="id10" draw:id="id10" draw:layer="layout" svg:width="4.5cm" svg:height="2cm" svg:x="16.2cm" svg:y="8.8cm">
          <text:p text:style-name="P1">Use </text:p>
          <text:p text:style-name="P1">generalisation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5.55cm" svg:y1="7.9cm" svg:x2="18.45cm" svg:y2="8.8cm" draw:start-shape="id9" draw:start-glue-point="2" draw:end-shape="id10" draw:end-glue-point="0" svg:d="M25550 7900l-7100 900" svg:viewBox="0 0 7101 901">
          <text:p/>
        </draw:connector>
        <draw:connector draw:style-name="gr7" draw:text-style-name="P1" draw:layer="layout" draw:type="line" svg:x1="25.55cm" svg:y1="7.9cm" svg:x2="25.55cm" svg:y2="12.1cm" draw:start-shape="id9" draw:start-glue-point="2" draw:end-shape="id1" draw:end-glue-point="0" svg:d="M25550 7900v4200" svg:viewBox="0 0 1 4201">
          <text:p/>
        </draw:connector>
        <draw:custom-shape draw:style-name="gr6" draw:text-style-name="P1" xml:id="id2" draw:id="id2" draw:layer="layout" svg:width="4.1cm" svg:height="2cm" svg:x="17.2cm" svg:y="18cm">
          <text:p text:style-name="P1">Use</text:p>
          <text:p text:style-name="P1">substitute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4.8cm" svg:height="2cm" svg:x="23.2cm" svg:y="18cm">
          <text:p text:style-name="P1">Use generic </text:p>
          <text:p text:style-name="P1">equat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5.55cm" svg:y1="14.1cm" svg:x2="25.6cm" svg:y2="18cm" draw:start-shape="id1" draw:start-glue-point="2" draw:end-shape="id11" draw:end-glue-point="0" svg:d="M25550 14100l50 3900" svg:viewBox="0 0 51 3901">
          <text:p/>
        </draw:connector>
        <draw:custom-shape draw:style-name="gr8" draw:text-style-name="P1" draw:layer="layout" svg:width="2.3cm" svg:height="0.6cm" svg:x="10.3cm" svg:y="26.8cm">
          <text:p/>
          <draw:enhanced-geometry svg:viewBox="0 0 21600 21600" draw:mirror-horizontal="false" draw:mirror-vertical="false" draw:text-areas="0 ?f0 ?f5 ?f2" draw:type="right-arrow" draw:modifiers="9546.80573663624 5498.8352745424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layer="layout" svg:width="5.959cm" svg:height="1.673cm" svg:x="12.7cm" svg:y="26.227cm">
          <draw:text-box>
            <text:p>Repeat per species</text:p>
            <text:p>and region.</text:p>
          </draw:text-box>
        </draw:frame>
        <draw:custom-shape draw:style-name="gr10" draw:text-style-name="P1" draw:layer="layout" svg:width="1.1cm" svg:height="0.6cm" svg:x="7.7cm" svg:y="15.9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cm" svg:height="0.6cm" svg:x="21.1cm" svg:y="16.2cm">
          <text:p text:style-name="P1">y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1cm" svg:height="0.6cm" svg:x="7.7cm" svg:y="9.4cm">
          <text:p text:style-name="P1">y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1cm" svg:height="0.6cm" svg:x="21.1cm" svg:y="8.1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cm" svg:height="0.6cm" svg:x="8.1cm" svg:y="4.6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cm" svg:height="0.6cm" svg:x="25cm" svg:y="9.9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cm" svg:height="0.6cm" svg:x="3.8cm" svg:y="9.3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cm" svg:height="0.6cm" svg:x="25cm" svg:y="16.1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cm" svg:height="0.6cm" svg:x="3.9cm" svg:y="15.9cm">
          <text:p text:style-name="P1">no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4.6cm" svg:y1="3.7cm" svg:x2="25.55cm" svg:y2="5.9cm" draw:start-shape="id8" draw:start-glue-point="2" draw:end-shape="id9" draw:end-glue-point="0" svg:d="M14600 3700l10950 2200" svg:viewBox="0 0 10951 2201">
          <text:p/>
        </draw:connector>
        <draw:custom-shape draw:style-name="gr10" draw:text-style-name="P1" draw:layer="layout" svg:width="1.1cm" svg:height="0.6cm" svg:x="19.4cm" svg:y="4.5cm">
          <text:p text:style-name="P1">n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fen </meta:initial-creator>
    <meta:creation-date>2015-01-15T11:36:45.569131431</meta:creation-date>
    <dc:date>2015-02-23T20:06:47.900840682</dc:date>
    <dc:creator>steffen </dc:creator>
    <meta:editing-duration>PT12M27S</meta:editing-duration>
    <meta:editing-cycles>6</meta:editing-cycles>
    <meta:generator>LibreOffice/4.2.7.2$Linux_X86_64 LibreOffice_project/420m0$Build-2</meta:generator>
    <meta:document-statistic meta:object-count="34"/>
  </office:meta>
</office:document-meta>
</file>